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B Garamond 08" svg:font-family="'EB Garamond 08'"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00%"/>
      <style:text-properties fo:color="#fff2cc" style:font-name="EB Garamond 08" fo:font-size="12pt" officeooo:rsid="00123aac" officeooo:paragraph-rsid="00123aac" style:font-size-asian="12pt" style:font-size-complex="12pt"/>
    </style:style>
    <style:style style:name="P2" style:family="paragraph" style:parent-style-name="Standard">
      <style:paragraph-properties fo:line-height="100%"/>
      <style:text-properties fo:color="#fff2cc" style:font-name="EB Garamond 08" fo:font-size="12pt" fo:font-style="normal" officeooo:rsid="0018ed3b" officeooo:paragraph-rsid="001aba59" style:font-size-asian="12pt" style:font-style-asian="normal" style:font-size-complex="12pt" style:font-style-complex="normal"/>
    </style:style>
    <style:style style:name="P3" style:family="paragraph" style:parent-style-name="Standard">
      <style:paragraph-properties fo:line-height="100%"/>
      <style:text-properties fo:color="#fff2cc" style:font-name="EB Garamond 08" fo:font-size="12pt" fo:font-style="normal" officeooo:rsid="0018ed3b" officeooo:paragraph-rsid="0018ed3b" style:font-size-asian="12pt" style:font-style-asian="normal" style:font-size-complex="12pt" style:font-style-complex="normal"/>
    </style:style>
    <style:style style:name="P4" style:family="paragraph" style:parent-style-name="Standard">
      <style:paragraph-properties fo:line-height="100%"/>
      <style:text-properties fo:color="#fff2cc" style:font-name="EB Garamond 08" fo:font-size="12pt" fo:font-style="normal" officeooo:rsid="0018ed3b" officeooo:paragraph-rsid="001f0487" style:font-size-asian="12pt" style:font-style-asian="normal" style:font-size-complex="12pt" style:font-style-complex="normal"/>
    </style:style>
    <style:style style:name="P5" style:family="paragraph" style:parent-style-name="Standard">
      <style:paragraph-properties fo:line-height="100%"/>
      <style:text-properties fo:color="#fff2cc" style:font-name="EB Garamond 08" fo:font-size="12pt" fo:font-style="normal" officeooo:rsid="002ca4d4" officeooo:paragraph-rsid="00123aac" style:font-size-asian="12pt" style:font-style-asian="normal" style:font-size-complex="12pt" style:font-style-complex="normal"/>
    </style:style>
    <style:style style:name="P6" style:family="paragraph" style:parent-style-name="Standard">
      <style:paragraph-properties fo:line-height="100%"/>
      <style:text-properties fo:color="#fff2cc" style:font-name="EB Garamond 08" fo:font-size="12pt" fo:font-style="normal" officeooo:rsid="00315096" officeooo:paragraph-rsid="00123aac" style:font-size-asian="12pt" style:font-style-asian="normal" style:font-size-complex="12pt" style:font-style-complex="normal"/>
    </style:style>
    <style:style style:name="P7" style:family="paragraph" style:parent-style-name="Standard">
      <style:paragraph-properties fo:line-height="100%"/>
      <style:text-properties fo:color="#fff2cc" style:font-name="EB Garamond 08" fo:font-size="12pt" fo:font-style="normal" officeooo:rsid="0036c900" officeooo:paragraph-rsid="00123aac" style:font-size-asian="12pt" style:font-style-asian="normal" style:font-size-complex="12pt" style:font-style-complex="normal"/>
    </style:style>
    <style:style style:name="P8" style:family="paragraph" style:parent-style-name="Standard">
      <style:paragraph-properties fo:line-height="100%"/>
      <style:text-properties fo:color="#fff2cc" style:font-name="EB Garamond 08" fo:font-size="12pt" fo:font-style="normal" officeooo:rsid="002def7a" officeooo:paragraph-rsid="00123aac" style:font-size-asian="12pt" style:font-style-asian="normal" style:font-size-complex="12pt" style:font-style-complex="normal"/>
    </style:style>
    <style:style style:name="P9" style:family="paragraph" style:parent-style-name="Standard">
      <style:paragraph-properties fo:line-height="100%"/>
      <style:text-properties fo:color="#fff2cc" style:font-name="EB Garamond 08" fo:font-size="12pt" fo:font-style="normal" officeooo:rsid="0031dc95" officeooo:paragraph-rsid="00123aac" style:font-size-asian="12pt" style:font-style-asian="normal" style:font-size-complex="12pt" style:font-style-complex="normal"/>
    </style:style>
    <style:style style:name="P10" style:family="paragraph" style:parent-style-name="Standard">
      <style:paragraph-properties fo:line-height="100%"/>
      <style:text-properties fo:color="#fff2cc" style:font-name="EB Garamond 08" fo:font-size="12pt" fo:font-style="normal" officeooo:rsid="003281f8" officeooo:paragraph-rsid="00123aac" style:font-size-asian="12pt" style:font-style-asian="normal" style:font-size-complex="12pt" style:font-style-complex="normal"/>
    </style:style>
    <style:style style:name="P11" style:family="paragraph" style:parent-style-name="Standard">
      <style:paragraph-properties fo:line-height="100%"/>
      <style:text-properties fo:color="#fff2cc" style:font-name="EB Garamond 08" fo:font-size="12pt" fo:font-style="normal" officeooo:rsid="0012f8a8" officeooo:paragraph-rsid="0012f8a8" style:font-size-asian="12pt" style:font-style-asian="normal" style:font-size-complex="12pt" style:font-style-complex="normal"/>
    </style:style>
    <style:style style:name="P12" style:family="paragraph" style:parent-style-name="Standard">
      <style:paragraph-properties fo:line-height="100%"/>
      <style:text-properties fo:color="#fff2cc" style:font-name="EB Garamond 08" fo:font-size="12pt" fo:font-style="normal" officeooo:rsid="00151ad1" officeooo:paragraph-rsid="00151ad1" style:font-size-asian="12pt" style:font-style-asian="normal" style:font-size-complex="12pt" style:font-style-complex="normal"/>
    </style:style>
    <style:style style:name="P13" style:family="paragraph" style:parent-style-name="Standard">
      <style:paragraph-properties fo:line-height="100%" fo:text-align="start" style:justify-single-word="false"/>
      <style:text-properties fo:color="#fff2cc" style:font-name="EB Garamond 08" fo:font-size="12pt" fo:font-style="normal" officeooo:rsid="00170c34" officeooo:paragraph-rsid="00170c34" style:font-size-asian="12pt" style:font-style-asian="normal" style:font-size-complex="12pt" style:font-style-complex="normal"/>
    </style:style>
    <style:style style:name="P14" style:family="paragraph" style:parent-style-name="Standard">
      <style:paragraph-properties fo:line-height="100%"/>
      <style:text-properties fo:color="#fff2cc" style:font-name="EB Garamond 08" fo:font-size="12pt" fo:font-style="normal" officeooo:rsid="00170c34" officeooo:paragraph-rsid="00170c34" style:font-size-asian="12pt" style:font-style-asian="normal" style:font-size-complex="12pt" style:font-style-complex="normal"/>
    </style:style>
    <style:style style:name="P15" style:family="paragraph" style:parent-style-name="Standard">
      <style:paragraph-properties fo:line-height="100%"/>
      <style:text-properties fo:color="#fff2cc" style:font-name="EB Garamond 08" fo:font-size="12pt" fo:font-style="normal" officeooo:rsid="00170c34" officeooo:paragraph-rsid="00171150" style:font-size-asian="12pt" style:font-style-asian="normal" style:font-size-complex="12pt" style:font-style-complex="normal"/>
    </style:style>
    <style:style style:name="P16" style:family="paragraph" style:parent-style-name="Standard">
      <style:paragraph-properties fo:line-height="100%"/>
      <style:text-properties fo:color="#fff2cc" style:font-name="EB Garamond 08" fo:font-size="12pt" fo:font-style="normal" officeooo:rsid="00170c34" officeooo:paragraph-rsid="00172c56" style:font-size-asian="12pt" style:font-style-asian="normal" style:font-size-complex="12pt" style:font-style-complex="normal"/>
    </style:style>
    <style:style style:name="P17" style:family="paragraph" style:parent-style-name="Standard">
      <style:paragraph-properties fo:line-height="100%"/>
      <style:text-properties fo:color="#fff2cc" style:font-name="EB Garamond 08" fo:font-size="12pt" fo:font-style="normal" officeooo:rsid="00171150" officeooo:paragraph-rsid="00171150" style:font-size-asian="12pt" style:font-style-asian="normal" style:font-size-complex="12pt" style:font-style-complex="normal"/>
    </style:style>
    <style:style style:name="P18" style:family="paragraph" style:parent-style-name="Standard">
      <style:paragraph-properties fo:line-height="100%"/>
      <style:text-properties fo:color="#fff2cc" style:font-name="EB Garamond 08" fo:font-size="12pt" fo:font-style="normal" officeooo:rsid="00171150" officeooo:paragraph-rsid="00172c56" style:font-size-asian="12pt" style:font-style-asian="normal" style:font-size-complex="12pt" style:font-style-complex="normal"/>
    </style:style>
    <style:style style:name="P19" style:family="paragraph" style:parent-style-name="Standard">
      <style:paragraph-properties fo:line-height="100%"/>
      <style:text-properties fo:color="#fff2cc" style:font-name="EB Garamond 08" fo:font-size="12pt" fo:font-style="normal" officeooo:rsid="001aba59" officeooo:paragraph-rsid="001aba59" style:font-size-asian="12pt" style:font-style-asian="normal" style:font-size-complex="12pt" style:font-style-complex="normal"/>
    </style:style>
    <style:style style:name="P20" style:family="paragraph" style:parent-style-name="Standard">
      <style:paragraph-properties fo:line-height="100%"/>
      <style:text-properties fo:color="#fff2cc" style:font-name="EB Garamond 08" fo:font-size="12pt" fo:font-style="normal" officeooo:rsid="001aec84" officeooo:paragraph-rsid="001c299c" style:font-size-asian="12pt" style:font-style-asian="normal" style:font-size-complex="12pt" style:font-style-complex="normal"/>
    </style:style>
    <style:style style:name="P21" style:family="paragraph" style:parent-style-name="Standard">
      <style:paragraph-properties fo:line-height="100%"/>
      <style:text-properties fo:color="#fff2cc" style:font-name="EB Garamond 08" fo:font-size="12pt" fo:font-style="normal" officeooo:rsid="001c299c" officeooo:paragraph-rsid="001c299c" style:font-size-asian="12pt" style:font-style-asian="normal" style:font-size-complex="12pt" style:font-style-complex="normal"/>
    </style:style>
    <style:style style:name="P22" style:family="paragraph" style:parent-style-name="Standard">
      <style:paragraph-properties fo:line-height="100%"/>
      <style:text-properties fo:color="#fff2cc" style:font-name="EB Garamond 08" fo:font-size="12pt" fo:font-style="normal" officeooo:rsid="001f0487" officeooo:paragraph-rsid="001f0487" style:font-size-asian="12pt" style:font-style-asian="normal" style:font-size-complex="12pt" style:font-style-complex="normal"/>
    </style:style>
    <style:style style:name="P23" style:family="paragraph" style:parent-style-name="Standard">
      <style:paragraph-properties fo:line-height="100%"/>
      <style:text-properties fo:color="#fff2cc" style:font-name="EB Garamond 08" fo:font-size="12pt" fo:font-style="normal" officeooo:rsid="001f2630" officeooo:paragraph-rsid="001f2630" style:font-size-asian="12pt" style:font-style-asian="normal" style:font-size-complex="12pt" style:font-style-complex="normal"/>
    </style:style>
    <style:style style:name="P24" style:family="paragraph" style:parent-style-name="Standard">
      <style:paragraph-properties fo:line-height="100%"/>
      <style:text-properties fo:color="#fff2cc" style:font-name="EB Garamond 08" fo:font-size="12pt" fo:font-style="normal" officeooo:rsid="001d151f" officeooo:paragraph-rsid="001d151f" style:font-size-asian="12pt" style:font-style-asian="normal" style:font-size-complex="12pt" style:font-style-complex="normal"/>
    </style:style>
    <style:style style:name="P25" style:family="paragraph" style:parent-style-name="Standard">
      <style:paragraph-properties fo:line-height="100%"/>
      <style:text-properties fo:color="#fff2cc" style:font-name="EB Garamond 08" fo:font-size="12pt" fo:font-style="normal" officeooo:rsid="001e361c" officeooo:paragraph-rsid="001e361c" style:font-size-asian="12pt" style:font-style-asian="normal" style:font-size-complex="12pt" style:font-style-complex="normal"/>
    </style:style>
    <style:style style:name="P26" style:family="paragraph" style:parent-style-name="Standard" style:master-page-name="Standard">
      <style:paragraph-properties fo:margin-top="0in" fo:margin-bottom="0in" loext:contextual-spacing="false" fo:line-height="100%" fo:text-align="start" style:justify-single-word="false" style:page-number="auto"/>
      <style:text-properties fo:color="#fff2cc" style:font-name="EB Garamond 08" fo:font-size="12pt" officeooo:rsid="00123aac" style:font-size-asian="12pt" style:font-size-complex="12pt"/>
    </style:style>
    <style:style style:name="T1" style:family="text">
      <style:text-properties officeooo:rsid="001f9989"/>
    </style:style>
    <style:style style:name="T2" style:family="text">
      <style:text-properties officeooo:rsid="001aba59"/>
    </style:style>
    <style:style style:name="T3" style:family="text">
      <style:text-properties officeooo:rsid="0031dc95"/>
    </style:style>
    <style:style style:name="T4" style:family="text">
      <style:text-properties officeooo:rsid="00315096"/>
    </style:style>
    <style:style style:name="T5" style:family="text">
      <style:text-properties officeooo:rsid="003281f8"/>
    </style:style>
    <style:style style:name="T6" style:family="text">
      <style:text-properties officeooo:rsid="00170c34"/>
    </style:style>
    <style:style style:name="T7" style:family="text">
      <style:text-properties officeooo:rsid="001ca2f3"/>
    </style:style>
    <style:style style:name="T8" style:family="text">
      <style:text-properties officeooo:rsid="00171150"/>
    </style:style>
    <style:style style:name="T9" style:family="text">
      <style:text-properties style:text-position="super 58%"/>
    </style:style>
    <style:style style:name="T10" style:family="text">
      <style:text-properties style:text-position="super 58%" officeooo:rsid="00172c56"/>
    </style:style>
    <style:style style:name="T11" style:family="text">
      <style:text-properties style:text-position="super 58%" officeooo:rsid="00171150"/>
    </style:style>
    <style:style style:name="T12" style:family="text">
      <style:text-properties style:text-position="super 58%" officeooo:rsid="0017593f"/>
    </style:style>
    <style:style style:name="T13" style:family="text">
      <style:text-properties officeooo:rsid="00172c56"/>
    </style:style>
    <style:style style:name="T14" style:family="text">
      <style:text-properties officeooo:rsid="0017593f"/>
    </style:style>
    <style:style style:name="T15" style:family="text">
      <style:text-properties officeooo:rsid="001aec84"/>
    </style:style>
    <style:style style:name="T16" style:family="text">
      <style:text-properties officeooo:rsid="001f0487"/>
    </style:style>
    <style:style style:name="T17" style:family="text">
      <style:text-properties officeooo:rsid="001c299c"/>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e361c" style:font-weight-asian="normal" style:font-weight-complex="normal"/>
    </style:style>
    <style:style style:name="T21" style:family="text">
      <style:text-properties officeooo:rsid="001e36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Beneath it All Errata</text:p>
      <text:p text:style-name="P1"/>
      <text:p text:style-name="P2">%%%%%%%%%%%%%%%%%%%%%%%%%%%</text:p>
      <text:p text:style-name="P3">%%%%%%%%%%%%%%%%%%%%%%%%%%% <text:span text:style-name="T2">On the Personnel of Office 9</text:span></text:p>
      <text:p text:style-name="P3"/>
      <text:p text:style-name="P1">Arear’s Office 9:</text:p>
      <text:p text:style-name="P1"/>
      <text:p text:style-name="P5">Cheif Arrow</text:p>
      <text:p text:style-name="P5">Deputy Chie<text:span text:style-name="T3">f Harp</text:span></text:p>
      <text:p text:style-name="P5">Captain <text:span text:style-name="T3">Ainsley</text:span></text:p>
      <text:p text:style-name="P5">Sergeant <text:span text:style-name="T3">Locke</text:span></text:p>
      <text:p text:style-name="P5"><text:span text:style-name="T4">Lieutenant </text:span>Corporal <text:span text:style-name="T4">Montaillou</text:span></text:p>
      <text:p text:style-name="P6">Corporal <text:span text:style-name="T3">L.S.</text:span></text:p>
      <text:p text:style-name="P7">Inspector Jaguar 6</text:p>
      <text:p text:style-name="P7">Technical Officer Steady Hands</text:p>
      <text:p text:style-name="P7">Inspector Swift Feet</text:p>
      <text:p text:style-name="P7">Inspector NU5</text:p>
      <text:p text:style-name="P7">Inspector Kiralyf</text:p>
      <text:p text:style-name="P5">Inspector Signa</text:p>
      <text:p text:style-name="P5"><text:span text:style-name="T4">Inspector </text:span>Leper</text:p>
      <text:p text:style-name="P5"><text:span text:style-name="T4">Inspector </text:span>Harow</text:p>
      <text:p text:style-name="P8"><text:span text:style-name="T4">Inspector </text:span>Ezha</text:p>
      <text:p text:style-name="P6">Inspector Gando</text:p>
      <text:p text:style-name="P9">Technicians Chris, Charlie, Mule, Bulletproof, Burn</text:p>
      <text:p text:style-name="P9">Messengers Cat, Tes, Cas, <text:span text:style-name="T5">Jo, Gib, Typhoon</text:span></text:p>
      <text:p text:style-name="P10">Secretary Abbott</text:p>
      <text:p text:style-name="P10">Regulars (x5)</text:p>
      <text:p text:style-name="P11">Total: 33</text:p>
      <text:p text:style-name="P10"/>
      <text:p text:style-name="P11">Grey City’s Office 9:</text:p>
      <text:p text:style-name="P11">Nine (x1)</text:p>
      <text:p text:style-name="P11">Chief (x1)</text:p>
      <text:p text:style-name="P11"><text:soft-page-break/>Deputy Chief (x1)</text:p>
      <text:p text:style-name="P11">Captain (x2)</text:p>
      <text:p text:style-name="P11">Lieutenant (x3)</text:p>
      <text:p text:style-name="P11">Sergeant (x6)</text:p>
      <text:p text:style-name="P11">Lieutenant Corporal (x5)</text:p>
      <text:p text:style-name="P11">Corporal (x13)</text:p>
      <text:p text:style-name="P11">Officer (x50)</text:p>
      <text:p text:style-name="P11">Technician (x50)</text:p>
      <text:p text:style-name="P11">Messenger (x35)</text:p>
      <text:p text:style-name="P11">Secretary (x9)</text:p>
      <text:p text:style-name="P11">Regulars (x75)</text:p>
      <text:p text:style-name="P11">Total: 251</text:p>
      <text:p text:style-name="P11"/>
      <text:p text:style-name="P3">%%%%%%%%%%%%%%%%%%%%%%%%%%% <text:span text:style-name="T2">On the Personnel of Office 7</text:span></text:p>
      <text:p text:style-name="P11"/>
      <text:p text:style-name="P12">The size of the State’s military:</text:p>
      <text:p text:style-name="P12">Population ~87000, military of ~<text:span text:style-name="T6">8</text:span>000 total. <text:span text:style-name="T7">7000 army, 1000 navy / airforce.</text:span></text:p>
      <text:p text:style-name="P12"/>
      <text:p text:style-name="P13">Unit:<text:tab/>The Legion of the State</text:p>
      <text:p text:style-name="P14">Size:<text:tab/>7000</text:p>
      <text:p text:style-name="P14">Command:<text:tab/><text:span text:style-name="T8">General Wacovo-Ma</text:span></text:p>
      <text:p text:style-name="P14">Constituents:<text:tab/><text:span text:style-name="T8">2</text:span> <text:span text:style-name="T8">brigades</text:span></text:p>
      <text:p text:style-name="P14">Station:<text:tab/>NA</text:p>
      <text:p text:style-name="P14"/>
      <text:p text:style-name="P15">Unit:<text:tab/><text:span text:style-name="T8">Northern Brigade</text:span></text:p>
      <text:p text:style-name="P15">Size:<text:tab/><text:span text:style-name="T8">5000</text:span></text:p>
      <text:p text:style-name="P15">Command:<text:tab/><text:span text:style-name="T8">Brigadier General Zay</text:span></text:p>
      <text:p text:style-name="P15">Constituents:<text:tab/><text:span text:style-name="T8">5 regiments</text:span></text:p>
      <text:p text:style-name="P17">Section: The Legion</text:p>
      <text:p text:style-name="P15">Station: <text:span text:style-name="T8">Ordeto</text:span></text:p>
      <text:p text:style-name="P15"/>
      <text:p text:style-name="P15">Unit:<text:tab/><text:span text:style-name="T8">Southern Brigade</text:span></text:p>
      <text:p text:style-name="P15"><text:soft-page-break/>Size:<text:tab/><text:span text:style-name="T8">2000</text:span></text:p>
      <text:p text:style-name="P15">Command:<text:tab/><text:span text:style-name="T8">Brigadier General Double</text:span></text:p>
      <text:p text:style-name="P15">Constituents:<text:tab/><text:span text:style-name="T8">2 regiments</text:span></text:p>
      <text:p text:style-name="P17">Section: The Legion</text:p>
      <text:p text:style-name="P15">Station: <text:span text:style-name="T8">Arear</text:span></text:p>
      <text:p text:style-name="P14"/>
      <text:p text:style-name="P14">Unit:<text:tab/>1<text:span text:style-name="T9">st</text:span> - <text:span text:style-name="T13">5</text:span><text:span text:style-name="T10">th</text:span><text:span text:style-name="T13"> </text:span>Regiment<text:span text:style-name="T13">s</text:span></text:p>
      <text:p text:style-name="P14">Size:<text:tab/>1000 <text:span text:style-name="T13">each</text:span></text:p>
      <text:p text:style-name="P14">Command:<text:tab/>Colonel<text:span text:style-name="T13">s</text:span></text:p>
      <text:p text:style-name="P14">Constituents:<text:tab/><text:span text:style-name="T13">5 battalions each</text:span></text:p>
      <text:p text:style-name="P17">Section: <text:span text:style-name="T13">Northern Brigade</text:span></text:p>
      <text:p text:style-name="P14">Station: <text:span text:style-name="T13">Ordeto</text:span></text:p>
      <text:p text:style-name="P15"/>
      <text:p text:style-name="P15">Unit:<text:tab/><text:span text:style-name="T8">6</text:span><text:span text:style-name="T11">th</text:span><text:span text:style-name="T8"> and 7</text:span><text:span text:style-name="T11">th</text:span><text:span text:style-name="T8"> Regiments</text:span></text:p>
      <text:p text:style-name="P15">Size:<text:tab/><text:span text:style-name="T13">1000 each</text:span></text:p>
      <text:p text:style-name="P15">Command:<text:tab/><text:span text:style-name="T13">Colonels</text:span></text:p>
      <text:p text:style-name="P15">Constituents:<text:tab/><text:span text:style-name="T13">5 battalions each</text:span></text:p>
      <text:p text:style-name="P17">Section:<text:tab/><text:span text:style-name="T13">Southern Brigade</text:span></text:p>
      <text:p text:style-name="P15">Station:<text:tab/><text:span text:style-name="T13">Arear</text:span></text:p>
      <text:p text:style-name="P15"/>
      <text:p text:style-name="P16">Unit:<text:tab/><text:span text:style-name="T13">1</text:span><text:span text:style-name="T10">st</text:span><text:span text:style-name="T13"> - 25</text:span><text:span text:style-name="T10">th</text:span><text:span text:style-name="T13"> Battalions</text:span></text:p>
      <text:p text:style-name="P16">Size:<text:tab/><text:span text:style-name="T13">200 each</text:span></text:p>
      <text:p text:style-name="P16">Command:<text:tab/><text:span text:style-name="T13">Lieutenant Colonel</text:span></text:p>
      <text:p text:style-name="P16">Constituents:<text:tab/><text:span text:style-name="T13">4 companies each</text:span></text:p>
      <text:p text:style-name="P18">Section:<text:tab/><text:span text:style-name="T13">1</text:span><text:span text:style-name="T10">st</text:span><text:span text:style-name="T13"> - 5</text:span><text:span text:style-name="T10">th</text:span><text:span text:style-name="T13"> regiments</text:span></text:p>
      <text:p text:style-name="P16">Station:<text:tab/><text:span text:style-name="T13">Ordeto</text:span></text:p>
      <text:p text:style-name="P16"/>
      <text:p text:style-name="P16">Unit:<text:tab/><text:span text:style-name="T13">26</text:span><text:span text:style-name="T10">th</text:span><text:span text:style-name="T13"> - 35</text:span><text:span text:style-name="T10">th</text:span><text:span text:style-name="T13"> Battalions</text:span></text:p>
      <text:p text:style-name="P16">Size:<text:tab/><text:span text:style-name="T13">200 each</text:span></text:p>
      <text:p text:style-name="P16">Command:<text:tab/><text:span text:style-name="T13">Lieutenant Colonel</text:span></text:p>
      <text:p text:style-name="P16">Constituents:<text:tab/><text:span text:style-name="T13">4 companies each</text:span></text:p>
      <text:p text:style-name="P18">Section:<text:tab/><text:span text:style-name="T13">6</text:span><text:span text:style-name="T10">th</text:span><text:span text:style-name="T13"> and 7</text:span><text:span text:style-name="T10">th</text:span><text:span text:style-name="T13"> regiments</text:span></text:p>
      <text:p text:style-name="P16"><text:soft-page-break/>Station:<text:tab/><text:span text:style-name="T13">Arear</text:span></text:p>
      <text:p text:style-name="P16"/>
      <text:p text:style-name="P16">Unit: <text:span text:style-name="T13">1</text:span><text:span text:style-name="T10">st</text:span><text:span text:style-name="T13"> - 100</text:span><text:span text:style-name="T10">th</text:span><text:span text:style-name="T13"> Companies</text:span></text:p>
      <text:p text:style-name="P16">Size:<text:tab/><text:span text:style-name="T13">50 each</text:span></text:p>
      <text:p text:style-name="P16">Command:<text:tab/><text:span text:style-name="T13">Captain or Major</text:span></text:p>
      <text:p text:style-name="P16">Constituents:<text:tab/><text:span text:style-name="T13">5 squads each</text:span></text:p>
      <text:p text:style-name="P18">Section:<text:tab/><text:span text:style-name="T13">1</text:span><text:span text:style-name="T10">st</text:span><text:span text:style-name="T13"> - 25</text:span><text:span text:style-name="T10">th</text:span><text:span text:style-name="T13"> battalions</text:span></text:p>
      <text:p text:style-name="P16">Station:<text:tab/><text:span text:style-name="T13">Ordeto</text:span></text:p>
      <text:p text:style-name="P16"/>
      <text:p text:style-name="P16">Unit: <text:span text:style-name="T13">101</text:span><text:span text:style-name="T10">st</text:span><text:span text:style-name="T13"> - 140</text:span><text:span text:style-name="T10">th</text:span><text:span text:style-name="T13"> Companies</text:span></text:p>
      <text:p text:style-name="P16">Size:<text:tab/><text:span text:style-name="T14">50 each</text:span></text:p>
      <text:p text:style-name="P16">Command:<text:tab/><text:span text:style-name="T14">Captain or Major</text:span></text:p>
      <text:p text:style-name="P16">Constituents:<text:tab/><text:span text:style-name="T14">5 squads each</text:span></text:p>
      <text:p text:style-name="P18">Section:<text:tab/><text:span text:style-name="T14">26</text:span><text:span text:style-name="T12">th</text:span><text:span text:style-name="T14"> - 35</text:span><text:span text:style-name="T12">th</text:span><text:span text:style-name="T14"> battalions</text:span></text:p>
      <text:p text:style-name="P16">Station:<text:tab/><text:span text:style-name="T14">Arear</text:span></text:p>
      <text:p text:style-name="P16"/>
      <text:p text:style-name="P3">%%%%%%%%%%%%%%%%%%%%%%%%%%% <text:span text:style-name="T2">On the Effects of the war on the world’s population</text:span></text:p>
      <text:p text:style-name="P16"/>
      <text:p text:style-name="P3">Population of the world <text:span text:style-name="T7">immediately </text:span>before the war: ~45 million</text:p>
      <text:p text:style-name="P3">Population of the world <text:span text:style-name="T7">immediately </text:span>after the war: ~50000</text:p>
      <text:p text:style-name="P3">99.9% of the population wiped out</text:p>
      <text:p text:style-name="P3"/>
      <text:p text:style-name="P2">%%%%%%%%%%%%%%%%%%%%%%%%%%% <text:span text:style-name="T2">On the unique properties of magic and crystals</text:span></text:p>
      <text:p text:style-name="P2"/>
      <text:p text:style-name="P19">Modern magic is the shaping of universal energy resonances into effects and realities. These resonances can be “trapped” within certain crystal forms, their resonant patterns annihilating to null effect. Through clever understanding, disconnected crystals can be bound such that the internal resonance flows freely from one crystal to the other, where it may be released <text:span text:style-name="T15">or otherwise used.</text:span></text:p>
      <text:p text:style-name="P20">For a crystal’s internal resonance to be expelled, it needs to <text:span text:style-name="T16">cracked, broken, or shaved</text:span>. The typical <text:span text:style-name="T17">method is shaving a tiny amount off of the crystal and reusing it, expelling the tiny amount of crystal shaving as exhaust. This exhaust carries a small amount of the resonance stored within the original crystal, though it is much less </text:span><text:soft-page-break/><text:span text:style-name="T17">stable. The exhaust from most crystal-tech use is practically invisible, though the traces it leaves can be detected.</text:span></text:p>
      <text:p text:style-name="P21">Should a crystal carrying a potentially destructive resonance come in significant contact with its own exhaust, the crystal could be torn apart at the base level and destroyed as the magic within the exhaust interacts with the crystal, releasing any remaining magical energy held within it. This is especially dangerous for continuous-bond power crystals, such as pre-war crystal engines, which would release the entire reservoir of energy within the system. </text:p>
      <text:p text:style-name="P3"/>
      <text:p text:style-name="P24">Some measurements:</text:p>
      <text:p text:style-name="P24">There was <text:span text:style-name="T21">approximately</text:span> 3.15e28 Joules of energy released in the ancient Usada, which, when stored in 0.1% of the planet’s volume worth of crystal, gives a energy density of <text:span text:style-name="T18">3e4 J / cm^3, about 10 g of TNT</text:span><text:span text:style-name="T19">.</text:span></text:p>
      <text:p text:style-name="P25"><text:span text:style-name="T20">I</text:span><text:span text:style-name="T19">t was eventually discovered that the raw energy of a soul could be harnessed much like the energy of a crystal. The average soul has an energy density of </text:span><text:span text:style-name="T18">1.4e7 J/cm^3, about 4.7 kg of TNT.</text:span><text:span text:style-name="T19"> One human soul has the explosive power of 500000 pounds of TNT, giving an annihilation radius of just over 200 meters. A powerful human soul can be as powerful as one million pounds of TNT.</text:span></text:p>
      <text:p text:style-name="P3"/>
      <text:p text:style-name="P4">%%%%%%%%%%%%%%%%%%%%%%%%%%% <text:span text:style-name="T2">On the function and power of crystal tech firearms</text:span></text:p>
      <text:p text:style-name="P4"/>
      <text:p text:style-name="P22">Modern crystal tech firearms function by taking a single crystal chip (~1.5 cm^2 with negligible width) into a separation chamber. The chip is carefully cracked with an internal pin when the gun is cocked. The cracking is at such a measured area on the chip that it does not destabilize the resonance within. The piece of the chip that is cracked off is shifted into the firing chamber of the gun, where it will be expelled at the target. When the trigger is pulled, a shearing knife grates along the back of the chip, removing enough of the crystal to interfere with the internal resonance. The crystal grating powder is released as exhaust and the shaved piece of the chip releases its energy into the firing chamber, where it expels the small chip section out the barrel of the gun.</text:p>
      <text:p text:style-name="P22"/>
      <text:p text:style-name="P22">The energy density of raw crystals is extreme. The energy released by the detonated section of the tiny chip propels the crystal bullet at just over 1000 m/s, creating a loud bang and significant kickback.</text:p>
      <text:p text:style-name="P22"/>
      <text:p text:style-name="P23">Different firearms segment the crystal ammunition differently, leading to more or less powerful weapons. <text:span text:style-name="T1">Most handguns, for example, use a smaller amount of the energy available than Hester field rif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B Garamond 08" svg:font-family="'EB Garamond 08'"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Lohit Devanagari" style:font-family-complex="'Lohit Devanagari'"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order="0.51pt solid #333333" fo:padding="0.6319in" fo:background-color="#272727"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27272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fo:border="0.51pt solid #333333" fo:padding="0.780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23:25:00</meta:creation-date>
    <meta:initial-creator>Nolan Roth</meta:initial-creator>
    <dc:language>en-US</dc:language>
    <dc:date>2019-04-19T20:24:51.363123690</dc:date>
    <meta:editing-cycles>30</meta:editing-cycles>
    <meta:editing-duration>P1DT1H50M14S</meta:editing-duration>
    <meta:generator>LibreOffice/6.0.7.3$Linux_X86_64 LibreOffice_project/00m0$Build-3</meta:generator>
    <meta:document-statistic meta:table-count="0" meta:image-count="0" meta:object-count="0" meta:page-count="5" meta:paragraph-count="111" meta:word-count="884" meta:character-count="5551" meta:non-whitespace-character-count="47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